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E000001E78ABD493625CE2A05.png" manifest:media-type="image/png"/>
  <manifest:file-entry manifest:full-path="Pictures/100000000000021F000001AFC4C036F290EED264.png" manifest:media-type="image/png"/>
  <manifest:file-entry manifest:full-path="Pictures/100000000000014E000000964E7E905E0488AFF3.png" manifest:media-type="image/png"/>
  <manifest:file-entry manifest:full-path="Pictures/100000000000011E0000009BAF9DA3B42AE58043.png" manifest:media-type="image/png"/>
  <manifest:file-entry manifest:full-path="Pictures/10000000000001140000004FEBAB17F5B111AE4B.png" manifest:media-type="image/png"/>
  <manifest:file-entry manifest:full-path="Pictures/1000000000000142000000CF30BC8F8E72C33E65.png" manifest:media-type="image/png"/>
  <manifest:file-entry manifest:full-path="Pictures/1000000000000115000000592F9E5E3705913A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svg:stroke-width="0.053cm" svg:stroke-color="#ff4000" draw:marker-start-width="0.279cm" draw:marker-end-width="0.279cm" draw:fill="none" draw:opacity="100%" draw:opacity-name="" draw:textarea-horizontal-align="justify" draw:textarea-vertical-align="middle" draw:auto-grow-height="false" fo:min-height="4.198cm" fo:min-width="10.94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81cm" svg:stroke-color="#ff4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328cm" svg:height="2.354cm" svg:x="1.5cm" svg:y="1.5cm">
          <draw:image xlink:href="Pictures/1000000000000115000000592F9E5E3705913A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7.328cm" svg:height="2.354cm" svg:x="1.5cm" svg:y="1.5cm">
          <draw:image xlink:href="Pictures/1000000000000115000000592F9E5E3705913A46.png" xlink:type="simple" xlink:show="embed" xlink:actuate="onLoad" draw:mime-type="image/png">
            <text:p/>
          </draw:image>
        </draw:frame>
        <draw:frame draw:style-name="gr1" draw:text-style-name="P1" draw:layer="layout" svg:width="8.519cm" svg:height="5.476cm" svg:x="1.221cm" svg:y="4cm">
          <draw:image xlink:href="Pictures/1000000000000142000000CF30BC8F8E72C33E6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8.519cm" svg:height="5.476cm" svg:x="1.221cm" svg:y="4cm">
          <draw:image xlink:href="Pictures/1000000000000142000000CF30BC8F8E72C33E65.png" xlink:type="simple" xlink:show="embed" xlink:actuate="onLoad" draw:mime-type="image/png">
            <text:p/>
          </draw:image>
        </draw:frame>
        <draw:frame draw:style-name="gr1" draw:text-style-name="P1" draw:layer="layout" svg:width="7.302cm" svg:height="2.089cm" svg:x="1.5cm" svg:y="9.5cm">
          <draw:image xlink:href="Pictures/10000000000001140000004FEBAB17F5B111AE4B.png" xlink:type="simple" xlink:show="embed" xlink:actuate="onLoad" draw:mime-type="image/png">
            <text:p/>
          </draw:image>
        </draw:frame>
        <draw:frame draw:style-name="gr1" draw:text-style-name="P1" draw:layer="layout" svg:width="7.328cm" svg:height="2.354cm" svg:x="1.5cm" svg:y="1.5cm">
          <draw:image xlink:href="Pictures/1000000000000115000000592F9E5E3705913A4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7.566cm" svg:height="4.1cm" svg:x="17.434cm" svg:y="3.9cm">
          <draw:image xlink:href="Pictures/100000000000011E0000009BAF9DA3B42AE58043.png" xlink:type="simple" xlink:show="embed" xlink:actuate="onLoad" draw:mime-type="image/png">
            <text:p/>
          </draw:image>
        </draw:frame>
        <draw:line draw:style-name="gr3" draw:text-style-name="P3" draw:layer="layout" svg:x1="11cm" svg:y1="6cm" svg:x2="14.26cm" svg:y2="6cm">
          <text:p/>
        </draw:line>
        <draw:frame draw:style-name="gr1" draw:text-style-name="P1" draw:layer="layout" svg:width="8.519cm" svg:height="5.476cm" svg:x="1.222cm" svg:y="4.001cm">
          <draw:image xlink:href="Pictures/1000000000000142000000CF30BC8F8E72C33E65.png" xlink:type="simple" xlink:show="embed" xlink:actuate="onLoad" draw:mime-type="image/png">
            <text:p/>
          </draw:image>
        </draw:frame>
        <draw:frame draw:style-name="gr1" draw:text-style-name="P1" draw:layer="layout" svg:width="7.302cm" svg:height="2.089cm" svg:x="1.501cm" svg:y="9.501cm">
          <draw:image xlink:href="Pictures/10000000000001140000004FEBAB17F5B111AE4B.png" xlink:type="simple" xlink:show="embed" xlink:actuate="onLoad" draw:mime-type="image/png">
            <text:p/>
          </draw:image>
        </draw:frame>
        <draw:frame draw:style-name="gr1" draw:text-style-name="P1" draw:layer="layout" svg:width="7.328cm" svg:height="2.354cm" svg:x="1.501cm" svg:y="1.501cm">
          <draw:image xlink:href="Pictures/1000000000000115000000592F9E5E3705913A4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7.566cm" svg:height="4.1cm" svg:x="1.5cm" svg:y="1.5cm">
          <draw:image xlink:href="Pictures/100000000000011E0000009BAF9DA3B42AE5804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8.836cm" svg:height="3.968cm" svg:x="1.644cm" svg:y="1.511cm">
          <draw:image xlink:href="Pictures/100000000000014E000000964E7E905E0488AFF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366cm" svg:height="14.578cm" svg:x="4.5cm" svg:y="0.597cm">
          <draw:image xlink:href="Pictures/100000000000021F000001AFC4C036F290EED26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18.366cm" svg:height="14.578cm" svg:x="4.5cm" svg:y="0.597cm">
          <draw:image xlink:href="Pictures/100000000000021F000001AFC4C036F290EED264.png" xlink:type="simple" xlink:show="embed" xlink:actuate="onLoad" draw:mime-type="image/png">
            <text:p/>
          </draw:image>
        </draw:frame>
        <draw:custom-shape draw:style-name="gr4" draw:text-style-name="P4" draw:layer="layout" svg:width="11.5cm" svg:height="4.5cm" svg:x="4cm" svg:y="1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18.366cm" svg:height="14.578cm" svg:x="4.5cm" svg:y="0.597cm">
          <draw:image xlink:href="Pictures/100000000000021F000001AFC4C036F290EED264.png" xlink:type="simple" xlink:show="embed" xlink:actuate="onLoad" draw:mime-type="image/png">
            <text:p/>
          </draw:image>
        </draw:frame>
        <draw:line draw:style-name="gr5" draw:text-style-name="P3" draw:layer="layout" svg:x1="3.3cm" svg:y1="7.3cm" svg:x2="4.3cm" svg:y2="7.3cm">
          <text:p/>
        </draw:lin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18.366cm" svg:height="14.578cm" svg:x="4.5cm" svg:y="0.597cm">
          <draw:image xlink:href="Pictures/100000000000021F000001AFC4C036F290EED264.png" xlink:type="simple" xlink:show="embed" xlink:actuate="onLoad" draw:mime-type="image/png">
            <text:p/>
          </draw:image>
        </draw:frame>
        <draw:line draw:style-name="gr5" draw:text-style-name="P3" draw:layer="layout" svg:x1="3.3cm" svg:y1="7.87cm" svg:x2="4.3cm" svg:y2="7.87cm">
          <text:p/>
        </draw:lin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18.366cm" svg:height="14.578cm" svg:x="4.5cm" svg:y="0.597cm">
          <draw:image xlink:href="Pictures/100000000000021F000001AFC4C036F290EED264.png" xlink:type="simple" xlink:show="embed" xlink:actuate="onLoad" draw:mime-type="image/png">
            <text:p/>
          </draw:image>
        </draw:frame>
        <draw:line draw:style-name="gr5" draw:text-style-name="P3" draw:layer="layout" svg:x1="3.3cm" svg:y1="9.027cm" svg:x2="4.3cm" svg:y2="9.027cm">
          <text:p/>
        </draw:lin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18.366cm" svg:height="14.578cm" svg:x="4.5cm" svg:y="0.597cm">
          <draw:image xlink:href="Pictures/100000000000021F000001AFC4C036F290EED264.png" xlink:type="simple" xlink:show="embed" xlink:actuate="onLoad" draw:mime-type="image/png">
            <text:p/>
          </draw:image>
        </draw:frame>
        <draw:line draw:style-name="gr5" draw:text-style-name="P3" draw:layer="layout" svg:x1="9.5cm" svg:y1="4.4cm" svg:x2="8.5cm" svg:y2="4.4cm">
          <text:p/>
        </draw:line>
        <draw:line draw:style-name="gr5" draw:text-style-name="P3" draw:layer="layout" svg:x1="15.1cm" svg:y1="5cm" svg:x2="14.1cm" svg:y2="5cm">
          <text:p/>
        </draw:lin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599cm" svg:height="13.175cm" svg:x="6cm" svg:y="2cm">
          <draw:image xlink:href="Pictures/100000000000021F000001AFC4C036F290EED264.png" xlink:type="simple" xlink:show="embed" xlink:actuate="onLoad" draw:mime-type="image/png">
            <text:p/>
          </draw:image>
        </draw:frame>
        <draw:frame draw:style-name="gr6" draw:text-style-name="P7" draw:layer="layout" svg:width="17.5cm" svg:height="1.517cm" svg:x="5.5cm" svg:y="0.153cm">
          <draw:text-box>
            <text:p text:style-name="P6"><text:span text:style-name="T1">F</text:span><text:span text:style-name="T1">o</text:span><text:span text:style-name="T1">r</text:span><text:span text:style-name="T1">m</text:span><text:span text:style-name="T1">e</text:span><text:span text:style-name="T1">r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f</text:span><text:span text:style-name="T1">o</text:span><text:span text:style-name="T1">r</text:span><text:span text:style-name="T1"> </text:span><text:span text:style-name="T1">o</text:span><text:span text:style-name="T1">n</text:span><text:span text:style-name="T1">e</text:span><text:span text:style-name="T1"> </text:span><text:span text:style-name="T1">p</text:span><text:span text:style-name="T1">e</text:span><text:span text:style-name="T1">n</text:span><text:span text:style-name="T1">d</text:span><text:span text:style-name="T1">u</text:span><text:span text:style-name="T1">l</text:span><text:span text:style-name="T1">u</text:span><text:span text:style-name="T1">m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line draw:style-name="gr5" draw:text-style-name="P3" draw:layer="layout" svg:x1="9.5cm" svg:y1="4.4cm" svg:x2="8.5cm" svg:y2="4.4cm">
          <text:p/>
        </draw:line>
        <draw:line draw:style-name="gr5" draw:text-style-name="P3" draw:layer="layout" svg:x1="15.1cm" svg:y1="5cm" svg:x2="14.1cm" svg:y2="5cm">
          <text:p/>
        </draw:line>
        <draw:frame draw:style-name="gr1" draw:text-style-name="P1" draw:layer="layout" svg:width="15cm" svg:height="14.323cm" svg:x="6cm" svg:y="0.677cm">
          <draw:image xlink:href="Pictures/10000000000001FE000001E78ABD493625CE2A0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5T16:08:41.036318493</meta:creation-date>
    <dc:date>2023-06-25T17:20:29.555382930</dc:date>
    <meta:editing-duration>PT29M54S</meta:editing-duration>
    <meta:editing-cycles>1</meta:editing-cycles>
    <meta:document-statistic meta:object-count="79"/>
    <meta:generator>LibreOffice/7.3.7.2$Linux_X86_64 LibreOffice_project/30$Build-2</meta:generator>
  </office:meta>
</office:document-meta>
</file>